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6.485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3.791cm" fo:min-width="6.461cm" draw:shadow-opacity="0%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8.04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587cm" svg:x="16.875cm" svg:y="9.89cm">
          <text:p text:style-name="P1">update_sd_lb_sta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587cm" svg:x="16.875cm" svg:y="12.19cm">
          <text:p text:style-name="P1">iterate through <text:s/>sched_group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67cm" svg:y1="11.477cm" svg:x2="20.367cm" svg:y2="12.112cm">
          <text:p/>
        </draw:line>
        <draw:custom-shape draw:style-name="gr3" draw:text-style-name="P3" draw:layer="layout" svg:width="9.843cm" svg:height="5.715cm" svg:x="15.487cm" svg:y="14.67cm">
          <text:p text:style-name="P1">for each sched_group call update_sg_lb_stats and find the best 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367cm" svg:y1="13.7cm" svg:x2="20.367cm" svg:y2="14.652cm">
          <text:p/>
        </draw:line>
        <draw:custom-shape draw:style-name="gr1" draw:text-style-name="P1" draw:layer="layout" svg:width="6.985cm" svg:height="1.587cm" svg:x="16.875cm" svg:y="19.99cm">
          <text:p text:style-name="P1">update_sg_lb_stats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348cm" svg:height="8.294cm" svg:x="13.352cm" svg:y="21.716cm">
          <draw:text-box>
            <text:p><text:span text:style-name="T1">9623</text:span><text:span text:style-name="T1"><text:tab/></text:span><text:span text:style-name="T1"><text:tab/></text:span><text:span text:style-name="T1">struct rq *rq = cpu_rq(i);</text:span></text:p>
            <text:p><text:span text:style-name="T1">9624</text:span><text:span text:style-name="T1"><text:tab/></text:span><text:span text:style-name="T1"><text:tab/></text:span><text:span text:style-name="T1">unsigned long load = cpu_load(rq); //rq-&gt;cfs.avg.load_avg</text:span></text:p>
            <text:p><text:span text:style-name="T1">...</text:span></text:p>
            <text:p><text:span text:style-name="T1">9626</text:span><text:span text:style-name="T1"><text:tab/></text:span><text:span text:style-name="T1"><text:tab/></text:span><text:span text:style-name="T1">sgs-&gt;group_load += load;</text:span></text:p>
            <text:p><text:span text:style-name="T2">9627</text:span><text:span text:style-name="T2"><text:tab/></text:span><text:span text:style-name="T2"><text:tab/></text:span><text:span text:style-name="T2">sgs-&gt;group_util += cpu_util_cfs(i); //rq-&gt;cfs</text:span><text:span text:style-name="T1">.avg.util_avg</text:span></text:p>
            <text:p><text:span text:style-name="T1">9628</text:span><text:span text:style-name="T1"><text:tab/></text:span><text:span text:style-name="T1"><text:tab/></text:span><text:span text:style-name="T1">sgs-&gt;group_runnable += cpu_runnable(rq); //rq-&gt;cfs_rq.avg.runnable_avg</text:span></text:p>
            <text:p><text:span text:style-name="T1">9629</text:span><text:span text:style-name="T1"><text:tab/></text:span><text:span text:style-name="T1"><text:tab/></text:span><text:span text:style-name="T1">sgs-&gt;sum_h_nr_running += rq-&gt;cfs.h_nr_running;</text:span></text:p>
            <text:p><text:span text:style-name="T1">9630</text:span><text:span text:style-name="T1"><text:tab/></text:span></text:p>
            <text:p><text:span text:style-name="T1">9631</text:span><text:span text:style-name="T1"><text:tab/></text:span><text:span text:style-name="T1"><text:tab/></text:span><text:span text:style-name="T1">nr_running = rq-&gt;nr_running;</text:span></text:p>
            <text:p><text:span text:style-name="T1">9632</text:span><text:span text:style-name="T1"><text:tab/></text:span><text:span text:style-name="T1"><text:tab/></text:span><text:span text:style-name="T1">sgs-&gt;sum_nr_running += nr_running;</text:span></text:p>
            <text:p><text:span text:style-name="T1">…</text:span></text:p>
            <text:p><text:span text:style-name="T1">9688</text:span><text:span text:style-name="T1"><text:tab/></text:span><text:span text:style-name="T1"><text:tab/></text:span><text:span text:style-name="T1">if (sgs-&gt;group_type == group_overloaded)</text:span></text:p>
            <text:p><text:span text:style-name="T1">9689</text:span><text:span text:style-name="T1"><text:tab/></text:span><text:span text:style-name="T1"><text:tab/></text:span><text:span text:style-name="T1"><text:tab/></text:span><text:span text:style-name="T1">sgs-&gt;avg_load = (sgs-&gt;group_load * SCHED_CAPACITY_SCALE) /</text:span></text:p>
            <text:p><text:span text:style-name="T1">969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gs-&gt;group_capacity;</text:span>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2T09:41:02.742493189</dc:date>
    <meta:editing-duration>PT2H12M24S</meta:editing-duration>
    <meta:editing-cycles>25</meta:editing-cycles>
    <meta:generator>LibreOffice/7.3.7.2$Linux_X86_64 LibreOffice_project/30$Build-2</meta:generator>
    <meta:document-statistic meta:object-count="7"/>
  </office:meta>
</office:document-meta>
</file>